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margin-top="0.3909in" fo:margin-bottom="0in" style:contextual-spacing="false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text-properties officeooo:paragraph-rsid="001b61f7"/>
    </style:style>
    <style:style style:name="P4" style:family="paragraph" style:parent-style-name="List_20_Paragraph">
      <style:paragraph-properties fo:margin-left="0.25in" fo:margin-right="0in" fo:text-indent="0in" style:auto-text-indent="false"/>
      <style:text-properties fo:language="es" fo:country="ES"/>
    </style:style>
    <style:style style:name="P5" style:family="paragraph" style:parent-style-name="List_20_Paragraph">
      <style:paragraph-properties fo:margin-left="0in" fo:margin-right="0in" fo:text-indent="0in" style:auto-text-indent="false"/>
    </style:style>
    <style:style style:name="P6" style:family="paragraph" style:parent-style-name="List_20_Paragraph" style:list-style-name="WWNum1">
      <style:paragraph-properties fo:margin-left="0in" fo:margin-right="0in" fo:text-indent="0in" style:auto-text-indent="false"/>
      <style:text-properties officeooo:rsid="001b61f7" officeooo:paragraph-rsid="001b61f7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officeooo:paragraph-rsid="001b61f7"/>
    </style:style>
    <style:style style:name="P8" style:family="paragraph" style:parent-style-name="Standard">
      <style:text-properties fo:language="es" fo:country="ES"/>
    </style:style>
    <style:style style:name="P9" style:family="paragraph" style:parent-style-name="Standard">
      <style:text-properties fo:language="es" fo:country="ES" officeooo:rsid="001b61f7" officeooo:paragraph-rsid="001b61f7"/>
    </style:style>
    <style:style style:name="P10" style:family="paragraph" style:parent-style-name="Standard">
      <style:text-properties officeooo:rsid="001b61f7" officeooo:paragraph-rsid="001b61f7"/>
    </style:style>
    <style:style style:name="P11" style:family="paragraph" style:parent-style-name="Standard" style:list-style-name="" style:master-page-name="Standard">
      <loext:graphic-properties draw:fill="solid" draw:fill-color="#ccd3e5"/>
      <style:paragraph-properties fo:margin-top="0.3909in" fo:margin-bottom="0.1945in" style:contextual-spacing="false" fo:line-height="100%" style:page-number="auto" fo:background-color="#ccd3e5">
        <style:tab-stops>
          <style:tab-stop style:position="3.15in" style:type="center"/>
        </style:tab-stops>
      </style:paragraph-properties>
    </style:style>
    <style:style style:name="T1" style:family="text">
      <style:text-properties fo:color="#000000" loext:opacity="100%" style:font-name="Arial" fo:language="es" fo:country="ES" fo:font-weight="bold" style:letter-kerning="true" style:font-name-asian="Times New Roman" style:language-asian="fr" style:country-asian="FR" style:font-weight-asian="bold" style:font-name-complex="Arial1" style:font-weight-complex="bold"/>
    </style:style>
    <style:style style:name="T2" style:family="text">
      <style:text-properties fo:color="#000000" loext:opacity="100%" style:font-name="Arial" fo:font-size="11pt" fo:language="es" fo:country="ES" style:letter-kerning="true" style:font-name-asian="Times New Roman" style:font-size-asian="11pt" style:language-asian="fr" style:country-asian="FR" style:font-name-complex="Arial1" style:font-size-complex="11pt"/>
    </style:style>
    <style:style style:name="T3" style:family="text">
      <style:text-properties fo:language="es" fo:country="ES"/>
    </style:style>
    <style:style style:name="T4" style:family="text">
      <style:text-properties fo:language="es" fo:country="ES" officeooo:rsid="001b61f7"/>
    </style:style>
    <style:style style:name="T5" style:family="text">
      <style:text-properties officeooo:rsid="001b61f7"/>
    </style:style>
    <style:style style:name="T6" style:family="text">
      <style:text-properties officeooo:rsid="001b88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T1">Ejercicio de escucha</text:span></text:h>
      <text:h text:style-name="P1" text:outline-level="2"><text:span text:style-name="T2">Escucha el reportaje y <text:s/>escribe la respuesta</text:span></text:h>
      <text:p text:style-name="P8"/>
      <text:p text:style-name="P4"/>
      <text:list xml:id="list252781087" text:style-name="WWNum1">
        <text:list-item>
          <text:p text:style-name="P2"><text:span text:style-name="T3"> ¿Qué es Inca Kola ?</text:span></text:p>
          <text:p text:style-name="P3"><text:span text:style-name="T4">Bebida nacional originaria del perou</text:span></text:p>
        </text:list-item>
        <text:list-item>
          <text:p text:style-name="P2"><text:span text:style-name="T3">¿Cuando se invento y en donde ?</text:span></text:p>
          <text:p text:style-name="P3"><text:span text:style-name="T4"/></text:p>
        </text:list-item>
      </text:list>
      <text:p text:style-name="P8"><text:s text:c="3"/><text:tab/><text:span text:style-name="T5">28 julio de 1935 por una familia de origen Britanica en el distrito de rimac</text:span></text:p>
      <text:list xml:id="list151704837397786" text:continue-numbering="true" text:style-name="WWNum1">
        <text:list-item>
          <text:p text:style-name="P2"><text:span text:style-name="T3">¿De color es?</text:span></text:p>
        </text:list-item>
      </text:list>
      <text:p text:style-name="P8"><text:tab/><text:span text:style-name="T5">Colora amarillo dorado</text:span></text:p>
      <text:list xml:id="list151706499511222" text:continue-numbering="true" text:style-name="WWNum1">
        <text:list-item>
          <text:p text:style-name="P2"><text:span text:style-name="T3">¿Que acompaña?</text:span></text:p>
        </text:list-item>
      </text:list>
      <text:p text:style-name="P9">Platos de la gastronomia del peru como aquellos especificamente de origen asiatico llamados popularmente chifa</text:p>
      <text:list xml:id="list151705756237394" text:continue-numbering="true" text:style-name="WWNum1">
        <text:list-item>
          <text:p text:style-name="P2"><text:span text:style-name="T3">¿En qué presentación se comercializa?</text:span></text:p>
        </text:list-item>
      </text:list>
      <text:p text:style-name="P9"><text:tab/>Botella tanto de video como de plastico. Igualemente se comercializa en latas desechables donde destaca su marca adornada con motivos incas.</text:p>
      <text:list xml:id="list151705439196471" text:continue-numbering="true" text:style-name="WWNum1">
        <text:list-item>
          <text:p text:style-name="P2"><text:span text:style-name="T3">¿Qué logro comparten Perú y Escocia?</text:span></text:p>
        </text:list-item>
      </text:list>
      <text:p text:style-name="P8"><text:tab/><text:span text:style-name="T5">Inka Cola </text:span></text:p>
      <text:list xml:id="list151704821971639" text:continue-numbering="true" text:style-name="WWNum1">
        <text:list-item>
          <text:p text:style-name="P2"><text:span text:style-name="T3">¿Cuál es el contenido principal? </text:span></text:p>
        </text:list-item>
      </text:list>
      <text:p text:style-name="P8"><text:tab/><text:span text:style-name="T5">Aroma de la planta y herba luisa</text:span></text:p>
      <text:list xml:id="list151705959342379" text:continue-numbering="true" text:style-name="WWNum1">
        <text:list-item>
          <text:p text:style-name="P2"><text:span text:style-name="T3">60%</text:span></text:p>
        </text:list-item>
      </text:list>
      <text:p text:style-name="Standard"><text:span text:style-name="T3"><text:tab/></text:span><text:span text:style-name="T4">Coca cola 3 adquiriera por 300 milliones de dolares el 60% de las acciones de Inka Cola</text:span></text:p>
      <text:p text:style-name="P8"/>
      <text:list xml:id="list151705329993953" text:continue-numbering="true" text:style-name="WWNum1">
        <text:list-item>
          <text:p text:style-name="P2"><text:span text:style-name="T3">¿Cuáles son las marcas a fines?</text:span></text:p>
        </text:list-item>
      </text:list>
      <text:p text:style-name="P8"><text:tab/><text:span text:style-name="T5">Coca Cola, Fanta y Sprite</text:span></text:p>
      <text:list xml:id="list151705004775534" text:continue-numbering="true" text:style-name="WWNum1">
        <text:list-item>
          <text:p text:style-name="P2"><text:span text:style-name="T3">5 </text:span></text:p>
        </text:list-item>
      </text:list>
      <text:p text:style-name="P10"><text:span text:style-name="T3">Inka Coca tenia platas de produccion el los EEUU.</text:span></text:p>
      <text:list xml:id="list151705275422215" text:continue-numbering="true" text:style-name="WWNum1">
        <text:list-item>
          <text:p text:style-name="P2"><text:span text:style-name="T3">¿Europa la comercializa?</text:span></text:p>
        </text:list-item>
      </text:list>
      <text:p text:style-name="P5"/>
      <text:p text:style-name="P7"><text:span text:style-name="T5">Importada, solamenete en lugares </text:span><text:span text:style-name="T6">de ventas</text:span><text:span text:style-name="T5"> especiali</text:span><text:span text:style-name="T6">zados</text:span></text:p>
      <text:p text:style-name="P8"/>
      <text:list xml:id="list151705693519640" text:continue-numbering="true" text:style-name="WWNum1">
        <text:list-item>
          <text:p text:style-name="P2"><text:soft-page-break/><text:span text:style-name="T3">¿Hoy en dia donde se produce?</text:span></text:p>
          <text:p text:style-name="P6">En chile </text:p>
        </text:list-item>
      </text:list>
      <text:p text:style-name="P8"/>
      <text:p text:style-name="P8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y</meta:initial-creator>
    <meta:editing-cycles>3</meta:editing-cycles>
    <meta:creation-date>2021-02-01T15:10:00</meta:creation-date>
    <dc:date>2021-03-22T15:17:03.986472874</dc:date>
    <meta:editing-duration>PT5M44S</meta:editing-duration>
    <meta:generator>LibreOffice/7.0.3.1$Linux_X86_64 LibreOffice_project/00$Build-1</meta:generator>
    <meta:document-statistic meta:table-count="0" meta:image-count="0" meta:object-count="0" meta:page-count="2" meta:paragraph-count="26" meta:word-count="180" meta:character-count="1027" meta:non-whitespace-character-count="869"/>
    <meta:user-defined meta:name="AppVersion">12.0000</meta:user-defined>
    <meta:user-defined meta:name="ContentTypeId">0x010100C48351793C3A0A478C01AAD95A01761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